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999999"/>
      <style:text-properties fo:font-size="11pt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IDI PATCHES (0 – 127)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 table:number-columns-spanned="2" table:number-rows-spanned="1">
            <text:p>0-7 PIANO <text:s text:c="18"/>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32-39 BASS <text:s text:c="17"/>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64-71 REED <text:s text:c="17"/>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96-103 SYNTH EFFECTS <text:s text:c="7"/></text:p>
          </table:table-cell>
          <table:covered-table-cell table:style-name="ce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 (brightness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avichord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 table:number-columns-spanned="2" table:number-rows-spanned="1">
            <text:p>8-15 CHROMATIC PERCUSS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40-47 STRINGS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72-79 PIP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04-111 ETHNIC</text:p>
          </table:table-cell>
          <table:covered-table-cell table:style-name="ce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ita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Banj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hamise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ot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limb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Bag pip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Fiddl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Shanai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 table:number-columns-spanned="2" table:number-rows-spanned="1">
            <text:p>16-23 ORGAN <text:s text:c="16"/>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48-55 ENSEMBLE <text:s text:c="13"/>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80-87 SYNTH LEAD <text:s text:c="11"/>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12-119 PERCUSSIVE <text:s text:c="9"/></text:p>
          </table:table-cell>
          <table:covered-table-cell table:style-name="ce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ynthStrings 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ynthStrings 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 table:number-columns-spanned="2" table:number-rows-spanned="1">
            <text:p>24-31 GUITAR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56-63 BRASS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88-95 SYNTH PAD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20-127 SOUND EFFECTS</text:p>
          </table:table-cell>
          <table:covered-table-cell table:style-name="ce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ynthBrass 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SynthBrass 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2:39:11.082963823</meta:creation-date>
    <dc:date>2016-09-25T22:56:43.380804301</dc:date>
    <meta:editing-duration>PT2M7S</meta:editing-duration>
    <meta:editing-cycles>1</meta:editing-cycles>
    <meta:document-statistic meta:table-count="1" meta:cell-count="273" meta:object-count="0"/>
    <meta:generator>LibreOffice/5.0.3.2$Linux_X86_64 LibreOffice_project/00m0$Build-2</meta:generator>
    <meta:user-defined meta:name="qrichtext">1</meta:user-defined>
  </office:meta>
</office:document-meta>
</file>